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f1f1f"/>
      <style:paragraph-properties fo:line-height="135%" fo:background-color="#1f1f1f"/>
    </style:style>
    <style:style style:name="P2" style:family="paragraph" style:parent-style-name="Standard">
      <loext:graphic-properties draw:fill="solid" draw:fill-color="#1f1f1f"/>
      <style:paragraph-properties fo:line-height="135%" fo:background-color="#1f1f1f"/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  <style:style style:name="T2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4fc1ff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a fazer a comunicação do front com o back, execute o seguinte comando para criar um data services:</text:p>
      <text:p text:style-name="Standard"/>
      <text:p text:style-name="Standard">ng generate service data</text:p>
      <text:p text:style-name="Standard"/>
      <text:p text:style-name="Standard">Feito isso, utilizamos protocolo HTTP para fazer requisições do front para o back.</text:p>
      <text:p text:style-name="Standard"/>
      <text:p text:style-name="Standard">No data services escreva o seguinte codigo:</text:p>
      <text:p text:style-name="Standard"/>
      <text:p text:style-name="P1"><text:span text:style-name="T1">import</text:span><text:span text:style-name="T2"> { </text:span><text:span text:style-name="T3">Injectable</text:span><text:span text:style-name="T2"> } </text:span><text:span text:style-name="T1">from</text:span><text:span text:style-name="T2"> </text:span><text:span text:style-name="T4">'@angular/core'</text:span><text:span text:style-name="T2">;</text:span></text:p>
      <text:p text:style-name="P1"><text:span text:style-name="T1">import</text:span><text:span text:style-name="T2"> { </text:span><text:span text:style-name="T3">HttpClient</text:span><text:span text:style-name="T2"> } </text:span><text:span text:style-name="T1">from</text:span><text:span text:style-name="T2"> </text:span><text:span text:style-name="T4">'@angular/common/http'</text:span><text:span text:style-name="T2">;</text:span></text:p>
      <text:p text:style-name="P1"><text:span text:style-name="T1">import</text:span><text:span text:style-name="T2"> { </text:span><text:span text:style-name="T3">Observable</text:span><text:span text:style-name="T2"> } </text:span><text:span text:style-name="T1">from</text:span><text:span text:style-name="T2"> </text:span><text:span text:style-name="T4">'rxjs'</text:span><text:span text:style-name="T2">;</text:span></text:p>
      <text:p text:style-name="P2"/>
      <text:p text:style-name="P1"><text:span text:style-name="T2">@</text:span><text:span text:style-name="T5">Injectable</text:span><text:span text:style-name="T2">({</text:span></text:p>
      <text:p text:style-name="P1"><text:span text:style-name="T2"><text:s/></text:span><text:span text:style-name="T3">providedIn:</text:span><text:span text:style-name="T2"> </text:span><text:span text:style-name="T4">'root'</text:span></text:p>
      <text:p text:style-name="P1"><text:span text:style-name="T2">})</text:span></text:p>
      <text:p text:style-name="P1"><text:span text:style-name="T1">export</text:span><text:span text:style-name="T2"> </text:span><text:span text:style-name="T6">class</text:span><text:span text:style-name="T2"> </text:span><text:span text:style-name="T5">DataService</text:span><text:span text:style-name="T2"> {</text:span></text:p>
      <text:p text:style-name="P2"/>
      <text:p text:style-name="P1"><text:span text:style-name="T2"><text:s/></text:span><text:span text:style-name="T6">constructor</text:span><text:span text:style-name="T2">(</text:span><text:span text:style-name="T6">private</text:span><text:span text:style-name="T2"> </text:span><text:span text:style-name="T3">http</text:span><text:span text:style-name="T7">:</text:span><text:span text:style-name="T2"> </text:span><text:span text:style-name="T5">HttpClient</text:span><text:span text:style-name="T2">) { }</text:span></text:p>
      <text:p text:style-name="P2"/>
      <text:p text:style-name="P1"><text:span text:style-name="T2"><text:s/></text:span><text:span text:style-name="T8">getHello</text:span><text:span text:style-name="T2">()</text:span><text:span text:style-name="T7">:</text:span><text:span text:style-name="T2"> </text:span><text:span text:style-name="T5">Observable</text:span><text:span text:style-name="T2">&lt;</text:span><text:span text:style-name="T5">any</text:span><text:span text:style-name="T2">&gt; {</text:span></text:p>
      <text:p text:style-name="P1"><text:span text:style-name="T2"><text:s text:c="3"/></text:span><text:span text:style-name="T1">return</text:span><text:span text:style-name="T2"> </text:span><text:span text:style-name="T6">this</text:span><text:span text:style-name="T2">.</text:span><text:span text:style-name="T3">http</text:span><text:span text:style-name="T2">.</text:span><text:span text:style-name="T8">get</text:span><text:span text:style-name="T2">(</text:span><text:span text:style-name="T4">'http://localhost:8000/'</text:span><text:span text:style-name="T2">);</text:span></text:p>
      <text:p text:style-name="P1"><text:span text:style-name="T2"><text:s/>}</text:span></text:p>
      <text:p text:style-name="P1"><text:span text:style-name="T2">}</text:span></text:p>
      <text:p text:style-name="P2"/>
      <text:p text:style-name="P2"/>
      <text:p text:style-name="Standard"><text:soft-page-break/></text:p>
      <text:p text:style-name="Standard">É necessario mudar o codigo do app.config.ts para realizar as requisições:</text:p>
      <text:p text:style-name="Standard"/>
      <text:p text:style-name="P1"><text:span text:style-name="T1">import</text:span><text:span text:style-name="T2"> { </text:span><text:span text:style-name="T3">ApplicationConfig</text:span><text:span text:style-name="T2">, </text:span><text:span text:style-name="T3">importProvidersFrom</text:span><text:span text:style-name="T2"> } </text:span><text:span text:style-name="T1">from</text:span><text:span text:style-name="T2"> </text:span><text:span text:style-name="T4">'@angular/core'</text:span><text:span text:style-name="T2">;</text:span></text:p>
      <text:p text:style-name="P1"><text:span text:style-name="T1">import</text:span><text:span text:style-name="T2"> { </text:span><text:span text:style-name="T3">provideRouter</text:span><text:span text:style-name="T2"> } </text:span><text:span text:style-name="T1">from</text:span><text:span text:style-name="T2"> </text:span><text:span text:style-name="T4">'@angular/router'</text:span><text:span text:style-name="T2">;</text:span></text:p>
      <text:p text:style-name="P2"/>
      <text:p text:style-name="P1"><text:span text:style-name="T1">import</text:span><text:span text:style-name="T2"> { </text:span><text:span text:style-name="T3">routes</text:span><text:span text:style-name="T2"> } </text:span><text:span text:style-name="T1">from</text:span><text:span text:style-name="T2"> </text:span><text:span text:style-name="T4">'./app.routes'</text:span><text:span text:style-name="T2">;</text:span></text:p>
      <text:p text:style-name="P1"><text:span text:style-name="T1">import</text:span><text:span text:style-name="T2"> { </text:span><text:span text:style-name="T3">HttpClientModule</text:span><text:span text:style-name="T2"> } </text:span><text:span text:style-name="T1">from</text:span><text:span text:style-name="T2"> </text:span><text:span text:style-name="T4">'@angular/common/http'</text:span><text:span text:style-name="T2">;</text:span></text:p>
      <text:p text:style-name="P2"/>
      <text:p text:style-name="P1"><text:span text:style-name="T1">export</text:span><text:span text:style-name="T2"> </text:span><text:span text:style-name="T6">const</text:span><text:span text:style-name="T2"> </text:span><text:span text:style-name="T9">appConfig</text:span><text:span text:style-name="T7">:</text:span><text:span text:style-name="T2"> </text:span><text:span text:style-name="T5">ApplicationConfig</text:span><text:span text:style-name="T2"> </text:span><text:span text:style-name="T7">=</text:span><text:span text:style-name="T2"> {</text:span></text:p>
      <text:p text:style-name="P1"><text:span text:style-name="T2"><text:s/></text:span><text:span text:style-name="T3">providers:</text:span><text:span text:style-name="T2"> [</text:span><text:span text:style-name="T8">provideRouter</text:span><text:span text:style-name="T2">(</text:span><text:span text:style-name="T9">routes</text:span><text:span text:style-name="T2">),</text:span><text:span text:style-name="T8">importProvidersFrom</text:span><text:span text:style-name="T2">(</text:span><text:span text:style-name="T5">HttpClientModule</text:span><text:span text:style-name="T2">)]</text:span></text:p>
      <text:p text:style-name="P1"><text:span text:style-name="T2">};</text:span></text:p>
      <text:p text:style-name="P2"/>
      <text:p text:style-name="P2"/>
      <text:p text:style-name="Standard"/>
      <text:p text:style-name="Standard">No app.component.ts foi feito um codigo de teste para que quando houver o acesso ao site realiza uma requição no back:</text:p>
      <text:p text:style-name="Standard"/>
      <text:p text:style-name="P1"><text:span text:style-name="T1">import</text:span><text:span text:style-name="T2"> { </text:span><text:span text:style-name="T3">Component</text:span><text:span text:style-name="T2"> } </text:span><text:span text:style-name="T1">from</text:span><text:span text:style-name="T2"> </text:span><text:span text:style-name="T4">'@angular/core'</text:span><text:span text:style-name="T2">;</text:span></text:p>
      <text:p text:style-name="P1"><text:span text:style-name="T1">import</text:span><text:span text:style-name="T2"> { </text:span><text:span text:style-name="T3">RouterOutlet</text:span><text:span text:style-name="T2"> } </text:span><text:span text:style-name="T1">from</text:span><text:span text:style-name="T2"> </text:span><text:span text:style-name="T4">'@angular/router'</text:span><text:span text:style-name="T2">;</text:span></text:p>
      <text:p text:style-name="P1"><text:span text:style-name="T1">import</text:span><text:span text:style-name="T2"> { </text:span><text:span text:style-name="T3">DataService</text:span><text:span text:style-name="T2"> } </text:span><text:span text:style-name="T1">from</text:span><text:span text:style-name="T2"> </text:span><text:span text:style-name="T4">'./data.service'</text:span><text:span text:style-name="T2">;</text:span></text:p>
      <text:p text:style-name="P2"/>
      <text:p text:style-name="P1"><text:span text:style-name="T2">@</text:span><text:span text:style-name="T5">Component</text:span><text:span text:style-name="T2">({</text:span></text:p>
      <text:p text:style-name="P1"><text:span text:style-name="T2"><text:s/></text:span><text:span text:style-name="T3">selector:</text:span><text:span text:style-name="T2"> </text:span><text:span text:style-name="T4">'app-root'</text:span><text:span text:style-name="T2">,</text:span></text:p>
      <text:p text:style-name="P1"><text:span text:style-name="T2"><text:s/></text:span><text:span text:style-name="T3">standalone:</text:span><text:span text:style-name="T2"> </text:span><text:span text:style-name="T6">true</text:span><text:span text:style-name="T2">,</text:span></text:p>
      <text:p text:style-name="P1"><text:span text:style-name="T2"><text:s/></text:span><text:span text:style-name="T3">imports:</text:span><text:span text:style-name="T2"> [</text:span><text:span text:style-name="T5">RouterOutlet</text:span><text:span text:style-name="T2">],</text:span></text:p>
      <text:p text:style-name="P1"><text:span text:style-name="T2"><text:s/></text:span><text:span text:style-name="T3">templateUrl:</text:span><text:span text:style-name="T2"> </text:span><text:span text:style-name="T4">'./app.component.html'</text:span><text:span text:style-name="T2">,</text:span></text:p>
      <text:p text:style-name="P1"><text:soft-page-break/><text:span text:style-name="T2"><text:s/></text:span><text:span text:style-name="T3">template:</text:span><text:span text:style-name="T2"> </text:span><text:span text:style-name="T4">`&lt;h1&gt;{{ title }}&lt;/h1&gt;`</text:span><text:span text:style-name="T2">,</text:span></text:p>
      <text:p text:style-name="P1"><text:span text:style-name="T2"><text:s/></text:span><text:span text:style-name="T3">styleUrl:</text:span><text:span text:style-name="T2"> </text:span><text:span text:style-name="T4">'./app.component.css'</text:span></text:p>
      <text:p text:style-name="P1"><text:span text:style-name="T2">})</text:span></text:p>
      <text:p text:style-name="P1"><text:span text:style-name="T1">export</text:span><text:span text:style-name="T2"> </text:span><text:span text:style-name="T6">class</text:span><text:span text:style-name="T2"> </text:span><text:span text:style-name="T5">AppComponent</text:span><text:span text:style-name="T2"> {</text:span></text:p>
      <text:p text:style-name="P1"><text:span text:style-name="T2"><text:s/></text:span><text:span text:style-name="T3">title</text:span><text:span text:style-name="T2"> </text:span><text:span text:style-name="T7">=</text:span><text:span text:style-name="T2"> </text:span><text:span text:style-name="T4">'web'</text:span><text:span text:style-name="T2">;</text:span></text:p>
      <text:p text:style-name="P2"/>
      <text:p text:style-name="P1"><text:span text:style-name="T2"><text:s/></text:span><text:span text:style-name="T6">constructor</text:span><text:span text:style-name="T2">(</text:span><text:span text:style-name="T6">private</text:span><text:span text:style-name="T2"> </text:span><text:span text:style-name="T3">dataService</text:span><text:span text:style-name="T7">:</text:span><text:span text:style-name="T2"> </text:span><text:span text:style-name="T5">DataService</text:span><text:span text:style-name="T2">) {}</text:span></text:p>
      <text:p text:style-name="P2"/>
      <text:p text:style-name="P1"><text:span text:style-name="T2"><text:s/></text:span><text:span text:style-name="T8">ngOnInit</text:span><text:span text:style-name="T2">() {</text:span></text:p>
      <text:p text:style-name="P1"><text:span text:style-name="T2"><text:s text:c="3"/></text:span><text:span text:style-name="T6">this</text:span><text:span text:style-name="T2">.</text:span><text:span text:style-name="T3">dataService</text:span><text:span text:style-name="T2">.</text:span><text:span text:style-name="T8">getHello</text:span><text:span text:style-name="T2">().</text:span><text:span text:style-name="T8">subscribe</text:span><text:span text:style-name="T2">({</text:span></text:p>
      <text:p text:style-name="P1"><text:span text:style-name="T2"><text:s text:c="5"/></text:span><text:span text:style-name="T8">next</text:span><text:span text:style-name="T3">:</text:span><text:span text:style-name="T2"> (</text:span><text:span text:style-name="T3">data</text:span><text:span text:style-name="T2">) </text:span><text:span text:style-name="T6">=&gt;</text:span><text:span text:style-name="T2"> </text:span><text:span text:style-name="T6">this</text:span><text:span text:style-name="T2">.</text:span><text:span text:style-name="T3">title</text:span><text:span text:style-name="T2"> </text:span><text:span text:style-name="T7">=</text:span><text:span text:style-name="T2"> </text:span><text:span text:style-name="T3">data</text:span><text:span text:style-name="T2">.</text:span><text:span text:style-name="T3">Hello</text:span><text:span text:style-name="T2">,</text:span></text:p>
      <text:p text:style-name="P1"><text:span text:style-name="T2"><text:s text:c="5"/></text:span><text:span text:style-name="T8">error</text:span><text:span text:style-name="T3">:</text:span><text:span text:style-name="T2"> (</text:span><text:span text:style-name="T3">error</text:span><text:span text:style-name="T2">) </text:span><text:span text:style-name="T6">=&gt;</text:span><text:span text:style-name="T2"> </text:span><text:span text:style-name="T3">console</text:span><text:span text:style-name="T2">.</text:span><text:span text:style-name="T8">error</text:span><text:span text:style-name="T2">(</text:span><text:span text:style-name="T4">'There was an error!'</text:span><text:span text:style-name="T2">, </text:span><text:span text:style-name="T3">error</text:span><text:span text:style-name="T2">)</text:span></text:p>
      <text:p text:style-name="P1"><text:span text:style-name="T2"><text:s text:c="3"/>});</text:span></text:p>
      <text:p text:style-name="P1"><text:span text:style-name="T2"><text:s/>}</text:span></text:p>
      <text:p text:style-name="P1"><text:span text:style-name="T2">}</text:span></text:p>
      <text:p text:style-name="P2"/>
      <text:p text:style-name="P2"/>
      <text:p text:style-name="Standard"/>
      <text:p text:style-name="Standard"/>
      <text:p text:style-name="Standard">E no main.py (codigo do back), foi feito esse codigo:</text:p>
      <text:p text:style-name="P1"><text:span text:style-name="T1">from</text:span><text:span text:style-name="T2"> </text:span><text:span text:style-name="T5">fastapi</text:span><text:span text:style-name="T2"> </text:span><text:span text:style-name="T1">import</text:span><text:span text:style-name="T2"> </text:span><text:span text:style-name="T5">FastAPI</text:span></text:p>
      <text:p text:style-name="P1"><text:span text:style-name="T1">from</text:span><text:span text:style-name="T2"> </text:span><text:span text:style-name="T5">fastapi</text:span><text:span text:style-name="T2">.</text:span><text:span text:style-name="T5">middleware</text:span><text:span text:style-name="T2">.</text:span><text:span text:style-name="T5">cors</text:span><text:span text:style-name="T2"> </text:span><text:span text:style-name="T1">import</text:span><text:span text:style-name="T2"> </text:span><text:span text:style-name="T5">CORSMiddleware</text:span></text:p>
      <text:p text:style-name="P1"><text:span text:style-name="T1">import</text:span><text:span text:style-name="T2"> </text:span><text:span text:style-name="T5">logging</text:span></text:p>
      <text:p text:style-name="P2"/>
      <text:p text:style-name="P2"/>
      <text:p text:style-name="P2"/>
      <text:p text:style-name="P1"><text:soft-page-break/><text:span text:style-name="T3">app</text:span><text:span text:style-name="T2"> </text:span><text:span text:style-name="T7">=</text:span><text:span text:style-name="T2"> </text:span><text:span text:style-name="T5">FastAPI</text:span><text:span text:style-name="T2">()</text:span></text:p>
      <text:p text:style-name="P2"/>
      <text:p text:style-name="P1"><text:span text:style-name="T3">app</text:span><text:span text:style-name="T2">.</text:span><text:span text:style-name="T8">add_middleware</text:span><text:span text:style-name="T2">(</text:span></text:p>
      <text:p text:style-name="P1"><text:span text:style-name="T2"><text:s text:c="3"/></text:span><text:span text:style-name="T5">CORSMiddleware</text:span><text:span text:style-name="T2">,</text:span></text:p>
      <text:p text:style-name="P1"><text:span text:style-name="T2"><text:s text:c="3"/></text:span><text:span text:style-name="T3">allow_origins</text:span><text:span text:style-name="T7">=</text:span><text:span text:style-name="T2">[</text:span><text:span text:style-name="T4">"*"</text:span><text:span text:style-name="T2">], <text:s/></text:span><text:span text:style-name="T10"># Permite todos os domínios em desenvolvimento</text:span></text:p>
      <text:p text:style-name="P1"><text:span text:style-name="T2"><text:s text:c="3"/></text:span><text:span text:style-name="T3">allow_credentials</text:span><text:span text:style-name="T7">=</text:span><text:span text:style-name="T6">True</text:span><text:span text:style-name="T2">,</text:span></text:p>
      <text:p text:style-name="P1"><text:span text:style-name="T2"><text:s text:c="3"/></text:span><text:span text:style-name="T3">allow_methods</text:span><text:span text:style-name="T7">=</text:span><text:span text:style-name="T2">[</text:span><text:span text:style-name="T4">"*"</text:span><text:span text:style-name="T2">], <text:s/></text:span><text:span text:style-name="T10"># Permite todos os métodos</text:span></text:p>
      <text:p text:style-name="P1"><text:span text:style-name="T2"><text:s text:c="3"/></text:span><text:span text:style-name="T3">allow_headers</text:span><text:span text:style-name="T7">=</text:span><text:span text:style-name="T2">[</text:span><text:span text:style-name="T4">"*"</text:span><text:span text:style-name="T2">], <text:s/></text:span><text:span text:style-name="T10"># Permite todos os headers</text:span></text:p>
      <text:p text:style-name="P1"><text:span text:style-name="T2">)</text:span></text:p>
      <text:p text:style-name="P1"><text:span text:style-name="T5">logging</text:span><text:span text:style-name="T2">.</text:span><text:span text:style-name="T8">basicConfig</text:span><text:span text:style-name="T2">(</text:span><text:span text:style-name="T3">level</text:span><text:span text:style-name="T7">=</text:span><text:span text:style-name="T5">logging</text:span><text:span text:style-name="T2">.</text:span><text:span text:style-name="T3">INFO</text:span><text:span text:style-name="T2">)</text:span></text:p>
      <text:p text:style-name="P2"/>
      <text:p text:style-name="P1"><text:span text:style-name="T8">@</text:span><text:span text:style-name="T3">app</text:span><text:span text:style-name="T8">.get</text:span><text:span text:style-name="T2">(</text:span><text:span text:style-name="T4">"/"</text:span><text:span text:style-name="T2">)</text:span></text:p>
      <text:p text:style-name="P1"><text:span text:style-name="T6">def</text:span><text:span text:style-name="T2"> </text:span><text:span text:style-name="T8">read_root</text:span><text:span text:style-name="T2">():</text:span></text:p>
      <text:p text:style-name="P1"><text:span text:style-name="T2"><text:s text:c="3"/></text:span><text:span text:style-name="T1">return</text:span><text:span text:style-name="T2"> {</text:span><text:span text:style-name="T4">"Hello"</text:span><text:span text:style-name="T2">: </text:span><text:span text:style-name="T4">"World"</text:span><text:span text:style-name="T2">}</text:span>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62" meta:word-count="265" meta:character-count="2161" meta:non-whitespace-character-count="1903"/>
    <meta:generator>LibreOfficeDev/6.0.5.2$Linux_X86_64 LibreOffice_project/</meta:generator>
  </office:meta>
</office:document-meta>
</file>